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6cm" svg:height="9.007cm" svg:x="10.782cm" svg:y="0.404cm">
            <draw:object draw:notify-on-update-of-ranges="Sheet1.B1:Sheet1.B1 Sheet1.B2:Sheet1.B79 Sheet1.C1:Sheet1.C1 Sheet1.C2:Sheet1.C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7cm" svg:height="9.007cm" svg:x="10.649cm" svg:y="9.863cm">
            <draw:object draw:notify-on-update-of-ranges="Sheet1.A1:Sheet1.A1 Sheet1.A2:Sheet1.A79 Sheet1.D1:Sheet1.D1 Sheet1.D2:Sheet1.D7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Examined</text:p>
          </table:table-cell>
          <table:table-cell office:value-type="string">
            <text:p>Infected</text:p>
          </table:table-cell>
          <table:table-cell office:value-type="string">
            <text:p>Ratio</text:p>
          </table:table-cell>
        </table:table-row>
        <table:table-row table:style-name="ro1">
          <table:table-cell table:style-name="ce1" office:value-type="date" office:date-value="2012-05-01">
            <text:p>2012-05-01</text:p>
          </table:table-cell>
          <table:table-cell office:value-type="float" office:value="2476">
            <text:p>2476</text:p>
          </table:table-cell>
          <table:table-cell office:value-type="float" office:value="566">
            <text:p>566</text:p>
          </table:table-cell>
          <table:table-cell table:formula="of:=[.C2]/[.B2]" office:value-type="float" office:value="0.22859450726979">
            <text:p>0.2285945073</text:p>
          </table:table-cell>
        </table:table-row>
        <table:table-row table:style-name="ro1">
          <table:table-cell table:formula="of:=[.A2]+1" office:value-type="date" office:date-value="2012-05-02">
            <text:p>2012-05-02</text:p>
          </table:table-cell>
          <table:table-cell office:value-type="float" office:value="1930">
            <text:p>1930</text:p>
          </table:table-cell>
          <table:table-cell office:value-type="float" office:value="529">
            <text:p>529</text:p>
          </table:table-cell>
          <table:table-cell table:formula="of:=[.C3]/[.B3]" office:value-type="float" office:value="0.274093264248705">
            <text:p>0.2740932642</text:p>
          </table:table-cell>
        </table:table-row>
        <table:table-row table:style-name="ro1">
          <table:table-cell table:formula="of:=[.A3]+1" office:value-type="date" office:date-value="2012-05-03">
            <text:p>2012-05-03</text:p>
          </table:table-cell>
          <table:table-cell office:value-type="float" office:value="2001">
            <text:p>2001</text:p>
          </table:table-cell>
          <table:table-cell office:value-type="float" office:value="508">
            <text:p>508</text:p>
          </table:table-cell>
          <table:table-cell table:formula="of:=[.C4]/[.B4]" office:value-type="float" office:value="0.253873063468266">
            <text:p>0.2538730635</text:p>
          </table:table-cell>
        </table:table-row>
        <table:table-row table:style-name="ro1">
          <table:table-cell table:formula="of:=[.A4]+1" office:value-type="date" office:date-value="2012-05-04">
            <text:p>2012-05-04</text:p>
          </table:table-cell>
          <table:table-cell office:value-type="float" office:value="1302">
            <text:p>1302</text:p>
          </table:table-cell>
          <table:table-cell office:value-type="float" office:value="441">
            <text:p>441</text:p>
          </table:table-cell>
          <table:table-cell table:formula="of:=[.C5]/[.B5]" office:value-type="float" office:value="0.338709677419355">
            <text:p>0.3387096774</text:p>
          </table:table-cell>
        </table:table-row>
        <table:table-row table:style-name="ro1">
          <table:table-cell table:formula="of:=[.A5]+1" office:value-type="date" office:date-value="2012-05-05">
            <text:p>2012-05-05</text:p>
          </table:table-cell>
          <table:table-cell office:value-type="float" office:value="985">
            <text:p>985</text:p>
          </table:table-cell>
          <table:table-cell office:value-type="float" office:value="271">
            <text:p>271</text:p>
          </table:table-cell>
          <table:table-cell table:formula="of:=[.C6]/[.B6]" office:value-type="float" office:value="0.275126903553299">
            <text:p>0.2751269036</text:p>
          </table:table-cell>
        </table:table-row>
        <table:table-row table:style-name="ro1">
          <table:table-cell table:formula="of:=[.A6]+1" office:value-type="date" office:date-value="2012-05-06">
            <text:p>2012-05-06</text:p>
          </table:table-cell>
          <table:table-cell office:value-type="float" office:value="1076">
            <text:p>1076</text:p>
          </table:table-cell>
          <table:table-cell office:value-type="float" office:value="315">
            <text:p>315</text:p>
          </table:table-cell>
          <table:table-cell table:formula="of:=[.C7]/[.B7]" office:value-type="float" office:value="0.29275092936803">
            <text:p>0.2927509294</text:p>
          </table:table-cell>
        </table:table-row>
        <table:table-row table:style-name="ro1">
          <table:table-cell table:formula="of:=[.A7]+1" office:value-type="date" office:date-value="2012-05-07">
            <text:p>2012-05-07</text:p>
          </table:table-cell>
          <table:table-cell office:value-type="float" office:value="1818">
            <text:p>1818</text:p>
          </table:table-cell>
          <table:table-cell office:value-type="float" office:value="511">
            <text:p>511</text:p>
          </table:table-cell>
          <table:table-cell table:formula="of:=[.C8]/[.B8]" office:value-type="float" office:value="0.281078107810781">
            <text:p>0.2810781078</text:p>
          </table:table-cell>
        </table:table-row>
        <table:table-row table:style-name="ro1">
          <table:table-cell table:formula="of:=[.A8]+1" office:value-type="date" office:date-value="2012-05-08">
            <text:p>2012-05-08</text:p>
          </table:table-cell>
          <table:table-cell office:value-type="float" office:value="1714">
            <text:p>1714</text:p>
          </table:table-cell>
          <table:table-cell office:value-type="float" office:value="485">
            <text:p>485</text:p>
          </table:table-cell>
          <table:table-cell table:formula="of:=[.C9]/[.B9]" office:value-type="float" office:value="0.282963827304551">
            <text:p>0.2829638273</text:p>
          </table:table-cell>
        </table:table-row>
        <table:table-row table:style-name="ro1">
          <table:table-cell table:formula="of:=[.A9]+1" office:value-type="date" office:date-value="2012-05-09">
            <text:p>2012-05-09</text:p>
          </table:table-cell>
          <table:table-cell office:value-type="float" office:value="1539">
            <text:p>1539</text:p>
          </table:table-cell>
          <table:table-cell office:value-type="float" office:value="493">
            <text:p>493</text:p>
          </table:table-cell>
          <table:table-cell table:formula="of:=[.C10]/[.B10]" office:value-type="float" office:value="0.32033788174139">
            <text:p>0.3203378817</text:p>
          </table:table-cell>
        </table:table-row>
        <table:table-row table:style-name="ro1">
          <table:table-cell table:formula="of:=[.A10]+1" office:value-type="date" office:date-value="2012-05-10">
            <text:p>2012-05-10</text:p>
          </table:table-cell>
          <table:table-cell office:value-type="float" office:value="1392">
            <text:p>1392</text:p>
          </table:table-cell>
          <table:table-cell office:value-type="float" office:value="455">
            <text:p>455</text:p>
          </table:table-cell>
          <table:table-cell table:formula="of:=[.C11]/[.B11]" office:value-type="float" office:value="0.326867816091954">
            <text:p>0.3268678161</text:p>
          </table:table-cell>
        </table:table-row>
        <table:table-row table:style-name="ro1">
          <table:table-cell table:formula="of:=[.A11]+1" office:value-type="date" office:date-value="2012-05-11">
            <text:p>2012-05-11</text:p>
          </table:table-cell>
          <table:table-cell office:value-type="float" office:value="1392">
            <text:p>1392</text:p>
          </table:table-cell>
          <table:table-cell office:value-type="float" office:value="451">
            <text:p>451</text:p>
          </table:table-cell>
          <table:table-cell table:formula="of:=[.C12]/[.B12]" office:value-type="float" office:value="0.323994252873563">
            <text:p>0.3239942529</text:p>
          </table:table-cell>
        </table:table-row>
        <table:table-row table:style-name="ro1">
          <table:table-cell table:formula="of:=[.A12]+1" office:value-type="date" office:date-value="2012-05-12">
            <text:p>2012-05-12</text:p>
          </table:table-cell>
          <table:table-cell office:value-type="float" office:value="784">
            <text:p>784</text:p>
          </table:table-cell>
          <table:table-cell office:value-type="float" office:value="280">
            <text:p>280</text:p>
          </table:table-cell>
          <table:table-cell table:formula="of:=[.C13]/[.B13]" office:value-type="float" office:value="0.357142857142857">
            <text:p>0.3571428571</text:p>
          </table:table-cell>
        </table:table-row>
        <table:table-row table:style-name="ro1">
          <table:table-cell table:formula="of:=[.A13]+1" office:value-type="date" office:date-value="2012-05-13">
            <text:p>2012-05-13</text:p>
          </table:table-cell>
          <table:table-cell office:value-type="float" office:value="1151">
            <text:p>1151</text:p>
          </table:table-cell>
          <table:table-cell office:value-type="float" office:value="342">
            <text:p>342</text:p>
          </table:table-cell>
          <table:table-cell table:formula="of:=[.C14]/[.B14]" office:value-type="float" office:value="0.297132927888792">
            <text:p>0.2971329279</text:p>
          </table:table-cell>
        </table:table-row>
        <table:table-row table:style-name="ro1">
          <table:table-cell table:formula="of:=[.A14]+1" office:value-type="date" office:date-value="2012-05-14">
            <text:p>2012-05-14</text:p>
          </table:table-cell>
          <table:table-cell office:value-type="float" office:value="1478">
            <text:p>1478</text:p>
          </table:table-cell>
          <table:table-cell office:value-type="float" office:value="505">
            <text:p>505</text:p>
          </table:table-cell>
          <table:table-cell table:formula="of:=[.C15]/[.B15]" office:value-type="float" office:value="0.341677943166441">
            <text:p>0.3416779432</text:p>
          </table:table-cell>
        </table:table-row>
        <table:table-row table:style-name="ro1">
          <table:table-cell table:formula="of:=[.A15]+1" office:value-type="date" office:date-value="2012-05-15">
            <text:p>2012-05-15</text:p>
          </table:table-cell>
          <table:table-cell office:value-type="float" office:value="1859">
            <text:p>1859</text:p>
          </table:table-cell>
          <table:table-cell office:value-type="float" office:value="597">
            <text:p>597</text:p>
          </table:table-cell>
          <table:table-cell table:formula="of:=[.C16]/[.B16]" office:value-type="float" office:value="0.321140398063475">
            <text:p>0.3211403981</text:p>
          </table:table-cell>
        </table:table-row>
        <table:table-row table:style-name="ro1">
          <table:table-cell table:formula="of:=[.A16]+1" office:value-type="date" office:date-value="2012-05-16">
            <text:p>2012-05-16</text:p>
          </table:table-cell>
          <table:table-cell office:value-type="float" office:value="1885">
            <text:p>1885</text:p>
          </table:table-cell>
          <table:table-cell office:value-type="float" office:value="522">
            <text:p>522</text:p>
          </table:table-cell>
          <table:table-cell table:formula="of:=[.C17]/[.B17]" office:value-type="float" office:value="0.276923076923077">
            <text:p>0.2769230769</text:p>
          </table:table-cell>
        </table:table-row>
        <table:table-row table:style-name="ro1">
          <table:table-cell table:formula="of:=[.A17]+1" office:value-type="date" office:date-value="2012-05-17">
            <text:p>2012-05-17</text:p>
          </table:table-cell>
          <table:table-cell office:value-type="float" office:value="1418">
            <text:p>1418</text:p>
          </table:table-cell>
          <table:table-cell office:value-type="float" office:value="477">
            <text:p>477</text:p>
          </table:table-cell>
          <table:table-cell table:formula="of:=[.C18]/[.B18]" office:value-type="float" office:value="0.33638928067701">
            <text:p>0.3363892807</text:p>
          </table:table-cell>
        </table:table-row>
        <table:table-row table:style-name="ro1">
          <table:table-cell table:formula="of:=[.A18]+1" office:value-type="date" office:date-value="2012-05-18">
            <text:p>2012-05-18</text:p>
          </table:table-cell>
          <table:table-cell office:value-type="float" office:value="1031">
            <text:p>1031</text:p>
          </table:table-cell>
          <table:table-cell office:value-type="float" office:value="346">
            <text:p>346</text:p>
          </table:table-cell>
          <table:table-cell table:formula="of:=[.C19]/[.B19]" office:value-type="float" office:value="0.335596508244423">
            <text:p>0.3355965082</text:p>
          </table:table-cell>
        </table:table-row>
        <table:table-row table:style-name="ro1">
          <table:table-cell table:formula="of:=[.A19]+1" office:value-type="date" office:date-value="2012-05-19">
            <text:p>2012-05-19</text:p>
          </table:table-cell>
          <table:table-cell office:value-type="float" office:value="739">
            <text:p>739</text:p>
          </table:table-cell>
          <table:table-cell office:value-type="float" office:value="295">
            <text:p>295</text:p>
          </table:table-cell>
          <table:table-cell table:formula="of:=[.C20]/[.B20]" office:value-type="float" office:value="0.399188092016238">
            <text:p>0.399188092</text:p>
          </table:table-cell>
        </table:table-row>
        <table:table-row table:style-name="ro1">
          <table:table-cell table:formula="of:=[.A20]+1" office:value-type="date" office:date-value="2012-05-20">
            <text:p>2012-05-20</text:p>
          </table:table-cell>
          <table:table-cell office:value-type="float" office:value="1204">
            <text:p>1204</text:p>
          </table:table-cell>
          <table:table-cell office:value-type="float" office:value="432">
            <text:p>432</text:p>
          </table:table-cell>
          <table:table-cell table:formula="of:=[.C21]/[.B21]" office:value-type="float" office:value="0.358803986710963">
            <text:p>0.3588039867</text:p>
          </table:table-cell>
        </table:table-row>
        <table:table-row table:style-name="ro1">
          <table:table-cell table:formula="of:=[.A21]+1" office:value-type="date" office:date-value="2012-05-21">
            <text:p>2012-05-21</text:p>
          </table:table-cell>
          <table:table-cell office:value-type="float" office:value="1349">
            <text:p>1349</text:p>
          </table:table-cell>
          <table:table-cell office:value-type="float" office:value="579">
            <text:p>579</text:p>
          </table:table-cell>
          <table:table-cell table:formula="of:=[.C22]/[.B22]" office:value-type="float" office:value="0.429206819866568">
            <text:p>0.4292068199</text:p>
          </table:table-cell>
        </table:table-row>
        <table:table-row table:style-name="ro1">
          <table:table-cell table:formula="of:=[.A22]+1" office:value-type="date" office:date-value="2012-05-22">
            <text:p>2012-05-22</text:p>
          </table:table-cell>
          <table:table-cell office:value-type="float" office:value="1764">
            <text:p>1764</text:p>
          </table:table-cell>
          <table:table-cell office:value-type="float" office:value="505">
            <text:p>505</text:p>
          </table:table-cell>
          <table:table-cell table:formula="of:=[.C23]/[.B23]" office:value-type="float" office:value="0.286281179138322">
            <text:p>0.2862811791</text:p>
          </table:table-cell>
        </table:table-row>
        <table:table-row table:style-name="ro1">
          <table:table-cell table:formula="of:=[.A23]+1" office:value-type="date" office:date-value="2012-05-23">
            <text:p>2012-05-23</text:p>
          </table:table-cell>
          <table:table-cell office:value-type="float" office:value="1801">
            <text:p>1801</text:p>
          </table:table-cell>
          <table:table-cell office:value-type="float" office:value="518">
            <text:p>518</text:p>
          </table:table-cell>
          <table:table-cell table:formula="of:=[.C24]/[.B24]" office:value-type="float" office:value="0.287617990005552">
            <text:p>0.28761799</text:p>
          </table:table-cell>
        </table:table-row>
        <table:table-row table:style-name="ro1">
          <table:table-cell table:formula="of:=[.A24]+1" office:value-type="date" office:date-value="2012-05-24">
            <text:p>2012-05-24</text:p>
          </table:table-cell>
          <table:table-cell office:value-type="float" office:value="1313">
            <text:p>1313</text:p>
          </table:table-cell>
          <table:table-cell office:value-type="float" office:value="449">
            <text:p>449</text:p>
          </table:table-cell>
          <table:table-cell table:formula="of:=[.C25]/[.B25]" office:value-type="float" office:value="0.341964965727342">
            <text:p>0.3419649657</text:p>
          </table:table-cell>
        </table:table-row>
        <table:table-row table:style-name="ro1">
          <table:table-cell table:formula="of:=[.A25]+1" office:value-type="date" office:date-value="2012-05-25">
            <text:p>2012-05-25</text:p>
          </table:table-cell>
          <table:table-cell office:value-type="float" office:value="1277">
            <text:p>1277</text:p>
          </table:table-cell>
          <table:table-cell office:value-type="float" office:value="466">
            <text:p>466</text:p>
          </table:table-cell>
          <table:table-cell table:formula="of:=[.C26]/[.B26]" office:value-type="float" office:value="0.364917776037588">
            <text:p>0.364917776</text:p>
          </table:table-cell>
        </table:table-row>
        <table:table-row table:style-name="ro1">
          <table:table-cell table:formula="of:=[.A26]+1" office:value-type="date" office:date-value="2012-05-26">
            <text:p>2012-05-26</text:p>
          </table:table-cell>
          <table:table-cell office:value-type="float" office:value="826">
            <text:p>826</text:p>
          </table:table-cell>
          <table:table-cell office:value-type="float" office:value="268">
            <text:p>268</text:p>
          </table:table-cell>
          <table:table-cell table:formula="of:=[.C27]/[.B27]" office:value-type="float" office:value="0.324455205811138">
            <text:p>0.3244552058</text:p>
          </table:table-cell>
        </table:table-row>
        <table:table-row table:style-name="ro1">
          <table:table-cell table:formula="of:=[.A27]+1" office:value-type="date" office:date-value="2012-05-27">
            <text:p>2012-05-27</text:p>
          </table:table-cell>
          <table:table-cell office:value-type="float" office:value="1040">
            <text:p>1040</text:p>
          </table:table-cell>
          <table:table-cell office:value-type="float" office:value="317">
            <text:p>317</text:p>
          </table:table-cell>
          <table:table-cell table:formula="of:=[.C28]/[.B28]" office:value-type="float" office:value="0.304807692307692">
            <text:p>0.3048076923</text:p>
          </table:table-cell>
        </table:table-row>
        <table:table-row table:style-name="ro1">
          <table:table-cell table:formula="of:=[.A28]+1" office:value-type="date" office:date-value="2012-05-28">
            <text:p>2012-05-28</text:p>
          </table:table-cell>
          <table:table-cell office:value-type="float" office:value="1473">
            <text:p>1473</text:p>
          </table:table-cell>
          <table:table-cell office:value-type="float" office:value="533">
            <text:p>533</text:p>
          </table:table-cell>
          <table:table-cell table:formula="of:=[.C29]/[.B29]" office:value-type="float" office:value="0.361846571622539">
            <text:p>0.3618465716</text:p>
          </table:table-cell>
        </table:table-row>
        <table:table-row table:style-name="ro1">
          <table:table-cell table:formula="of:=[.A29]+1" office:value-type="date" office:date-value="2012-05-29">
            <text:p>2012-05-29</text:p>
          </table:table-cell>
          <table:table-cell office:value-type="float" office:value="1766">
            <text:p>1766</text:p>
          </table:table-cell>
          <table:table-cell office:value-type="float" office:value="543">
            <text:p>543</text:p>
          </table:table-cell>
          <table:table-cell table:formula="of:=[.C30]/[.B30]" office:value-type="float" office:value="0.307474518686297">
            <text:p>0.3074745187</text:p>
          </table:table-cell>
        </table:table-row>
        <table:table-row table:style-name="ro1">
          <table:table-cell table:formula="of:=[.A30]+1" office:value-type="date" office:date-value="2012-05-30">
            <text:p>2012-05-30</text:p>
          </table:table-cell>
          <table:table-cell office:value-type="float" office:value="1199">
            <text:p>1199</text:p>
          </table:table-cell>
          <table:table-cell office:value-type="float" office:value="434">
            <text:p>434</text:p>
          </table:table-cell>
          <table:table-cell table:formula="of:=[.C31]/[.B31]" office:value-type="float" office:value="0.361968306922435">
            <text:p>0.3619683069</text:p>
          </table:table-cell>
        </table:table-row>
        <table:table-row table:style-name="ro1">
          <table:table-cell table:formula="of:=[.A31]+1" office:value-type="date" office:date-value="2012-05-31">
            <text:p>2012-05-31</text:p>
          </table:table-cell>
          <table:table-cell office:value-type="float" office:value="1412">
            <text:p>1412</text:p>
          </table:table-cell>
          <table:table-cell office:value-type="float" office:value="425">
            <text:p>425</text:p>
          </table:table-cell>
          <table:table-cell table:formula="of:=[.C32]/[.B32]" office:value-type="float" office:value="0.300991501416431">
            <text:p>0.3009915014</text:p>
          </table:table-cell>
        </table:table-row>
        <table:table-row table:style-name="ro1">
          <table:table-cell table:formula="of:=[.A32]+1" office:value-type="date" office:date-value="2012-06-01">
            <text:p>2012-06-01</text:p>
          </table:table-cell>
          <table:table-cell office:value-type="float" office:value="1057">
            <text:p>1057</text:p>
          </table:table-cell>
          <table:table-cell office:value-type="float" office:value="347">
            <text:p>347</text:p>
          </table:table-cell>
          <table:table-cell table:formula="of:=[.C33]/[.B33]" office:value-type="float" office:value="0.328287606433302">
            <text:p>0.3282876064</text:p>
          </table:table-cell>
        </table:table-row>
        <table:table-row table:style-name="ro1">
          <table:table-cell table:formula="of:=[.A33]+1" office:value-type="date" office:date-value="2012-06-02">
            <text:p>2012-06-02</text:p>
          </table:table-cell>
          <table:table-cell office:value-type="float" office:value="844">
            <text:p>844</text:p>
          </table:table-cell>
          <table:table-cell office:value-type="float" office:value="278">
            <text:p>278</text:p>
          </table:table-cell>
          <table:table-cell table:formula="of:=[.C34]/[.B34]" office:value-type="float" office:value="0.329383886255924">
            <text:p>0.3293838863</text:p>
          </table:table-cell>
        </table:table-row>
        <table:table-row table:style-name="ro1">
          <table:table-cell table:formula="of:=[.A34]+1" office:value-type="date" office:date-value="2012-06-03">
            <text:p>2012-06-03</text:p>
          </table:table-cell>
          <table:table-cell office:value-type="float" office:value="1191">
            <text:p>1191</text:p>
          </table:table-cell>
          <table:table-cell office:value-type="float" office:value="397">
            <text:p>397</text:p>
          </table:table-cell>
          <table:table-cell table:formula="of:=[.C35]/[.B35]" office:value-type="float" office:value="0.333333333333333">
            <text:p>0.3333333333</text:p>
          </table:table-cell>
        </table:table-row>
        <table:table-row table:style-name="ro1">
          <table:table-cell table:formula="of:=[.A35]+1" office:value-type="date" office:date-value="2012-06-04">
            <text:p>2012-06-04</text:p>
          </table:table-cell>
          <table:table-cell office:value-type="float" office:value="1589">
            <text:p>1589</text:p>
          </table:table-cell>
          <table:table-cell office:value-type="float" office:value="559">
            <text:p>559</text:p>
          </table:table-cell>
          <table:table-cell table:formula="of:=[.C36]/[.B36]" office:value-type="float" office:value="0.351793580868471">
            <text:p>0.3517935809</text:p>
          </table:table-cell>
        </table:table-row>
        <table:table-row table:style-name="ro1">
          <table:table-cell table:formula="of:=[.A36]+1" office:value-type="date" office:date-value="2012-06-05">
            <text:p>2012-06-05</text:p>
          </table:table-cell>
          <table:table-cell office:value-type="float" office:value="1102">
            <text:p>1102</text:p>
          </table:table-cell>
          <table:table-cell office:value-type="float" office:value="414">
            <text:p>414</text:p>
          </table:table-cell>
          <table:table-cell table:formula="of:=[.C37]/[.B37]" office:value-type="float" office:value="0.37568058076225">
            <text:p>0.3756805808</text:p>
          </table:table-cell>
        </table:table-row>
        <table:table-row table:style-name="ro1">
          <table:table-cell table:formula="of:=[.A37]+1" office:value-type="date" office:date-value="2012-06-06">
            <text:p>2012-06-06</text:p>
          </table:table-cell>
          <table:table-cell office:value-type="float" office:value="1083">
            <text:p>1083</text:p>
          </table:table-cell>
          <table:table-cell office:value-type="float" office:value="382">
            <text:p>382</text:p>
          </table:table-cell>
          <table:table-cell table:formula="of:=[.C38]/[.B38]" office:value-type="float" office:value="0.352723915050785">
            <text:p>0.3527239151</text:p>
          </table:table-cell>
        </table:table-row>
        <table:table-row table:style-name="ro1">
          <table:table-cell table:formula="of:=[.A38]+1" office:value-type="date" office:date-value="2012-06-07">
            <text:p>2012-06-07</text:p>
          </table:table-cell>
          <table:table-cell office:value-type="float" office:value="1265">
            <text:p>1265</text:p>
          </table:table-cell>
          <table:table-cell office:value-type="float" office:value="485">
            <text:p>485</text:p>
          </table:table-cell>
          <table:table-cell table:formula="of:=[.C39]/[.B39]" office:value-type="float" office:value="0.383399209486166">
            <text:p>0.3833992095</text:p>
          </table:table-cell>
        </table:table-row>
        <table:table-row table:style-name="ro1">
          <table:table-cell table:formula="of:=[.A39]+1" office:value-type="date" office:date-value="2012-06-08">
            <text:p>2012-06-08</text:p>
          </table:table-cell>
          <table:table-cell office:value-type="float" office:value="1231">
            <text:p>1231</text:p>
          </table:table-cell>
          <table:table-cell office:value-type="float" office:value="462">
            <text:p>462</text:p>
          </table:table-cell>
          <table:table-cell table:formula="of:=[.C40]/[.B40]" office:value-type="float" office:value="0.375304630381803">
            <text:p>0.3753046304</text:p>
          </table:table-cell>
        </table:table-row>
        <table:table-row table:style-name="ro1">
          <table:table-cell table:formula="of:=[.A40]+1" office:value-type="date" office:date-value="2012-06-09">
            <text:p>2012-06-09</text:p>
          </table:table-cell>
          <table:table-cell office:value-type="float" office:value="568">
            <text:p>568</text:p>
          </table:table-cell>
          <table:table-cell office:value-type="float" office:value="237">
            <text:p>237</text:p>
          </table:table-cell>
          <table:table-cell table:formula="of:=[.C41]/[.B41]" office:value-type="float" office:value="0.417253521126761">
            <text:p>0.4172535211</text:p>
          </table:table-cell>
        </table:table-row>
        <table:table-row table:style-name="ro1">
          <table:table-cell table:formula="of:=[.A41]+1" office:value-type="date" office:date-value="2012-06-10">
            <text:p>2012-06-10</text:p>
          </table:table-cell>
          <table:table-cell office:value-type="float" office:value="755">
            <text:p>755</text:p>
          </table:table-cell>
          <table:table-cell office:value-type="float" office:value="260">
            <text:p>260</text:p>
          </table:table-cell>
          <table:table-cell table:formula="of:=[.C42]/[.B42]" office:value-type="float" office:value="0.344370860927152">
            <text:p>0.3443708609</text:p>
          </table:table-cell>
        </table:table-row>
        <table:table-row table:style-name="ro1">
          <table:table-cell table:formula="of:=[.A42]+1" office:value-type="date" office:date-value="2012-06-11">
            <text:p>2012-06-11</text:p>
          </table:table-cell>
          <table:table-cell office:value-type="float" office:value="1488">
            <text:p>1488</text:p>
          </table:table-cell>
          <table:table-cell office:value-type="float" office:value="512">
            <text:p>512</text:p>
          </table:table-cell>
          <table:table-cell table:formula="of:=[.C43]/[.B43]" office:value-type="float" office:value="0.344086021505376">
            <text:p>0.3440860215</text:p>
          </table:table-cell>
        </table:table-row>
        <table:table-row table:style-name="ro1">
          <table:table-cell table:formula="of:=[.A43]+1" office:value-type="date" office:date-value="2012-06-12">
            <text:p>2012-06-12</text:p>
          </table:table-cell>
          <table:table-cell office:value-type="float" office:value="1170">
            <text:p>1170</text:p>
          </table:table-cell>
          <table:table-cell office:value-type="float" office:value="386">
            <text:p>386</text:p>
          </table:table-cell>
          <table:table-cell table:formula="of:=[.C44]/[.B44]" office:value-type="float" office:value="0.32991452991453">
            <text:p>0.3299145299</text:p>
          </table:table-cell>
        </table:table-row>
        <table:table-row table:style-name="ro1">
          <table:table-cell table:formula="of:=[.A44]+1" office:value-type="date" office:date-value="2012-06-13">
            <text:p>2012-06-13</text:p>
          </table:table-cell>
          <table:table-cell office:value-type="float" office:value="1195">
            <text:p>1195</text:p>
          </table:table-cell>
          <table:table-cell office:value-type="float" office:value="394">
            <text:p>394</text:p>
          </table:table-cell>
          <table:table-cell table:formula="of:=[.C45]/[.B45]" office:value-type="float" office:value="0.329707112970711">
            <text:p>0.329707113</text:p>
          </table:table-cell>
        </table:table-row>
        <table:table-row table:style-name="ro1">
          <table:table-cell table:formula="of:=[.A45]+1" office:value-type="date" office:date-value="2012-06-14">
            <text:p>2012-06-14</text:p>
          </table:table-cell>
          <table:table-cell office:value-type="float" office:value="1175">
            <text:p>1175</text:p>
          </table:table-cell>
          <table:table-cell office:value-type="float" office:value="418">
            <text:p>418</text:p>
          </table:table-cell>
          <table:table-cell table:formula="of:=[.C46]/[.B46]" office:value-type="float" office:value="0.355744680851064">
            <text:p>0.3557446809</text:p>
          </table:table-cell>
        </table:table-row>
        <table:table-row table:style-name="ro1">
          <table:table-cell table:formula="of:=[.A46]+1" office:value-type="date" office:date-value="2012-06-15">
            <text:p>2012-06-15</text:p>
          </table:table-cell>
          <table:table-cell office:value-type="float" office:value="1050">
            <text:p>1050</text:p>
          </table:table-cell>
          <table:table-cell office:value-type="float" office:value="356">
            <text:p>356</text:p>
          </table:table-cell>
          <table:table-cell table:formula="of:=[.C47]/[.B47]" office:value-type="float" office:value="0.339047619047619">
            <text:p>0.339047619</text:p>
          </table:table-cell>
        </table:table-row>
        <table:table-row table:style-name="ro1">
          <table:table-cell table:formula="of:=[.A47]+1" office:value-type="date" office:date-value="2012-06-16">
            <text:p>2012-06-16</text:p>
          </table:table-cell>
          <table:table-cell office:value-type="float" office:value="521">
            <text:p>521</text:p>
          </table:table-cell>
          <table:table-cell office:value-type="float" office:value="212">
            <text:p>212</text:p>
          </table:table-cell>
          <table:table-cell table:formula="of:=[.C48]/[.B48]" office:value-type="float" office:value="0.406909788867562">
            <text:p>0.4069097889</text:p>
          </table:table-cell>
        </table:table-row>
        <table:table-row table:style-name="ro1">
          <table:table-cell table:formula="of:=[.A48]+1" office:value-type="date" office:date-value="2012-06-17">
            <text:p>2012-06-17</text:p>
          </table:table-cell>
          <table:table-cell office:value-type="float" office:value="665">
            <text:p>665</text:p>
          </table:table-cell>
          <table:table-cell office:value-type="float" office:value="216">
            <text:p>216</text:p>
          </table:table-cell>
          <table:table-cell table:formula="of:=[.C49]/[.B49]" office:value-type="float" office:value="0.324812030075188">
            <text:p>0.3248120301</text:p>
          </table:table-cell>
        </table:table-row>
        <table:table-row table:style-name="ro1">
          <table:table-cell table:formula="of:=[.A49]+1" office:value-type="date" office:date-value="2012-06-18">
            <text:p>2012-06-18</text:p>
          </table:table-cell>
          <table:table-cell office:value-type="float" office:value="1151">
            <text:p>1151</text:p>
          </table:table-cell>
          <table:table-cell office:value-type="float" office:value="400">
            <text:p>400</text:p>
          </table:table-cell>
          <table:table-cell table:formula="of:=[.C50]/[.B50]" office:value-type="float" office:value="0.347523892267593">
            <text:p>0.3475238923</text:p>
          </table:table-cell>
        </table:table-row>
        <table:table-row table:style-name="ro1">
          <table:table-cell table:formula="of:=[.A50]+1" office:value-type="date" office:date-value="2012-06-19">
            <text:p>2012-06-19</text:p>
          </table:table-cell>
          <table:table-cell office:value-type="float" office:value="1159">
            <text:p>1159</text:p>
          </table:table-cell>
          <table:table-cell office:value-type="float" office:value="400">
            <text:p>400</text:p>
          </table:table-cell>
          <table:table-cell table:formula="of:=[.C51]/[.B51]" office:value-type="float" office:value="0.345125107851596">
            <text:p>0.3451251079</text:p>
          </table:table-cell>
        </table:table-row>
        <table:table-row table:style-name="ro1">
          <table:table-cell table:formula="of:=[.A51]+1" office:value-type="date" office:date-value="2012-06-20">
            <text:p>2012-06-20</text:p>
          </table:table-cell>
          <table:table-cell office:value-type="float" office:value="1156">
            <text:p>1156</text:p>
          </table:table-cell>
          <table:table-cell office:value-type="float" office:value="377">
            <text:p>377</text:p>
          </table:table-cell>
          <table:table-cell table:formula="of:=[.C52]/[.B52]" office:value-type="float" office:value="0.326124567474048">
            <text:p>0.3261245675</text:p>
          </table:table-cell>
        </table:table-row>
        <table:table-row table:style-name="ro1">
          <table:table-cell table:formula="of:=[.A52]+1" office:value-type="date" office:date-value="2012-06-21">
            <text:p>2012-06-21</text:p>
          </table:table-cell>
          <table:table-cell office:value-type="float" office:value="960">
            <text:p>960</text:p>
          </table:table-cell>
          <table:table-cell office:value-type="float" office:value="310">
            <text:p>310</text:p>
          </table:table-cell>
          <table:table-cell table:formula="of:=[.C53]/[.B53]" office:value-type="float" office:value="0.322916666666667">
            <text:p>0.3229166667</text:p>
          </table:table-cell>
        </table:table-row>
        <table:table-row table:style-name="ro1">
          <table:table-cell table:formula="of:=[.A53]+1" office:value-type="date" office:date-value="2012-06-22">
            <text:p>2012-06-22</text:p>
          </table:table-cell>
          <table:table-cell office:value-type="float" office:value="1064">
            <text:p>1064</text:p>
          </table:table-cell>
          <table:table-cell office:value-type="float" office:value="348">
            <text:p>348</text:p>
          </table:table-cell>
          <table:table-cell table:formula="of:=[.C54]/[.B54]" office:value-type="float" office:value="0.327067669172932">
            <text:p>0.3270676692</text:p>
          </table:table-cell>
        </table:table-row>
        <table:table-row table:style-name="ro1">
          <table:table-cell table:formula="of:=[.A54]+1" office:value-type="date" office:date-value="2012-06-23">
            <text:p>2012-06-23</text:p>
          </table:table-cell>
          <table:table-cell office:value-type="float" office:value="643">
            <text:p>643</text:p>
          </table:table-cell>
          <table:table-cell office:value-type="float" office:value="182">
            <text:p>182</text:p>
          </table:table-cell>
          <table:table-cell table:formula="of:=[.C55]/[.B55]" office:value-type="float" office:value="0.283048211508554">
            <text:p>0.2830482115</text:p>
          </table:table-cell>
        </table:table-row>
        <table:table-row table:style-name="ro1">
          <table:table-cell table:formula="of:=[.A55]+1" office:value-type="date" office:date-value="2012-06-24">
            <text:p>2012-06-24</text:p>
          </table:table-cell>
          <table:table-cell office:value-type="float" office:value="641">
            <text:p>641</text:p>
          </table:table-cell>
          <table:table-cell office:value-type="float" office:value="211">
            <text:p>211</text:p>
          </table:table-cell>
          <table:table-cell table:formula="of:=[.C56]/[.B56]" office:value-type="float" office:value="0.329173166926677">
            <text:p>0.3291731669</text:p>
          </table:table-cell>
        </table:table-row>
        <table:table-row table:style-name="ro1">
          <table:table-cell table:formula="of:=[.A56]+1" office:value-type="date" office:date-value="2012-06-25">
            <text:p>2012-06-25</text:p>
          </table:table-cell>
          <table:table-cell office:value-type="float" office:value="1305">
            <text:p>1305</text:p>
          </table:table-cell>
          <table:table-cell office:value-type="float" office:value="610">
            <text:p>610</text:p>
          </table:table-cell>
          <table:table-cell table:formula="of:=[.C57]/[.B57]" office:value-type="float" office:value="0.467432950191571">
            <text:p>0.4674329502</text:p>
          </table:table-cell>
        </table:table-row>
        <table:table-row table:style-name="ro1">
          <table:table-cell table:formula="of:=[.A57]+1" office:value-type="date" office:date-value="2012-06-26">
            <text:p>2012-06-26</text:p>
          </table:table-cell>
          <table:table-cell office:value-type="float" office:value="1604">
            <text:p>1604</text:p>
          </table:table-cell>
          <table:table-cell office:value-type="float" office:value="763">
            <text:p>763</text:p>
          </table:table-cell>
          <table:table-cell table:formula="of:=[.C58]/[.B58]" office:value-type="float" office:value="0.47568578553616">
            <text:p>0.4756857855</text:p>
          </table:table-cell>
        </table:table-row>
        <table:table-row table:style-name="ro1">
          <table:table-cell table:formula="of:=[.A58]+1" office:value-type="date" office:date-value="2012-06-27">
            <text:p>2012-06-27</text:p>
          </table:table-cell>
          <table:table-cell office:value-type="float" office:value="1207">
            <text:p>1207</text:p>
          </table:table-cell>
          <table:table-cell office:value-type="float" office:value="447">
            <text:p>447</text:p>
          </table:table-cell>
          <table:table-cell table:formula="of:=[.C59]/[.B59]" office:value-type="float" office:value="0.370339685169843">
            <text:p>0.3703396852</text:p>
          </table:table-cell>
        </table:table-row>
        <table:table-row table:style-name="ro1">
          <table:table-cell table:formula="of:=[.A59]+1" office:value-type="date" office:date-value="2012-06-28">
            <text:p>2012-06-28</text:p>
          </table:table-cell>
          <table:table-cell office:value-type="float" office:value="1066">
            <text:p>1066</text:p>
          </table:table-cell>
          <table:table-cell office:value-type="float" office:value="392">
            <text:p>392</text:p>
          </table:table-cell>
          <table:table-cell table:formula="of:=[.C60]/[.B60]" office:value-type="float" office:value="0.367729831144465">
            <text:p>0.3677298311</text:p>
          </table:table-cell>
        </table:table-row>
        <table:table-row table:style-name="ro1">
          <table:table-cell table:formula="of:=[.A60]+1" office:value-type="date" office:date-value="2012-06-29">
            <text:p>2012-06-29</text:p>
          </table:table-cell>
          <table:table-cell office:value-type="float" office:value="917">
            <text:p>917</text:p>
          </table:table-cell>
          <table:table-cell office:value-type="float" office:value="326">
            <text:p>326</text:p>
          </table:table-cell>
          <table:table-cell table:formula="of:=[.C61]/[.B61]" office:value-type="float" office:value="0.355507088331516">
            <text:p>0.3555070883</text:p>
          </table:table-cell>
        </table:table-row>
        <table:table-row table:style-name="ro1">
          <table:table-cell table:formula="of:=[.A61]+1" office:value-type="date" office:date-value="2012-06-30">
            <text:p>2012-06-30</text:p>
          </table:table-cell>
          <table:table-cell office:value-type="float" office:value="558">
            <text:p>558</text:p>
          </table:table-cell>
          <table:table-cell office:value-type="float" office:value="186">
            <text:p>186</text:p>
          </table:table-cell>
          <table:table-cell table:formula="of:=[.C62]/[.B62]" office:value-type="float" office:value="0.333333333333333">
            <text:p>0.3333333333</text:p>
          </table:table-cell>
        </table:table-row>
        <table:table-row table:style-name="ro1">
          <table:table-cell table:formula="of:=[.A62]+1" office:value-type="date" office:date-value="2012-07-01">
            <text:p>2012-07-01</text:p>
          </table:table-cell>
          <table:table-cell office:value-type="float" office:value="640">
            <text:p>640</text:p>
          </table:table-cell>
          <table:table-cell office:value-type="float" office:value="207">
            <text:p>207</text:p>
          </table:table-cell>
          <table:table-cell table:formula="of:=[.C63]/[.B63]" office:value-type="float" office:value="0.3234375">
            <text:p>0.3234375</text:p>
          </table:table-cell>
        </table:table-row>
        <table:table-row table:style-name="ro1">
          <table:table-cell table:formula="of:=[.A63]+1" office:value-type="date" office:date-value="2012-07-02">
            <text:p>2012-07-02</text:p>
          </table:table-cell>
          <table:table-cell office:value-type="float" office:value="1079">
            <text:p>1079</text:p>
          </table:table-cell>
          <table:table-cell office:value-type="float" office:value="363">
            <text:p>363</text:p>
          </table:table-cell>
          <table:table-cell table:formula="of:=[.C64]/[.B64]" office:value-type="float" office:value="0.336422613531047">
            <text:p>0.3364226135</text:p>
          </table:table-cell>
        </table:table-row>
        <table:table-row table:style-name="ro1">
          <table:table-cell table:formula="of:=[.A64]+1" office:value-type="date" office:date-value="2012-07-03">
            <text:p>2012-07-03</text:p>
          </table:table-cell>
          <table:table-cell office:value-type="float" office:value="1264">
            <text:p>1264</text:p>
          </table:table-cell>
          <table:table-cell office:value-type="float" office:value="387">
            <text:p>387</text:p>
          </table:table-cell>
          <table:table-cell table:formula="of:=[.C65]/[.B65]" office:value-type="float" office:value="0.306170886075949">
            <text:p>0.3061708861</text:p>
          </table:table-cell>
        </table:table-row>
        <table:table-row table:style-name="ro1">
          <table:table-cell table:formula="of:=[.A65]+1" office:value-type="date" office:date-value="2012-07-04">
            <text:p>2012-07-04</text:p>
          </table:table-cell>
          <table:table-cell office:value-type="float" office:value="924">
            <text:p>924</text:p>
          </table:table-cell>
          <table:table-cell office:value-type="float" office:value="332">
            <text:p>332</text:p>
          </table:table-cell>
          <table:table-cell table:formula="of:=[.C66]/[.B66]" office:value-type="float" office:value="0.359307359307359">
            <text:p>0.3593073593</text:p>
          </table:table-cell>
        </table:table-row>
        <table:table-row table:style-name="ro1">
          <table:table-cell table:formula="of:=[.A66]+1" office:value-type="date" office:date-value="2012-07-05">
            <text:p>2012-07-05</text:p>
          </table:table-cell>
          <table:table-cell office:value-type="float" office:value="1314">
            <text:p>1314</text:p>
          </table:table-cell>
          <table:table-cell office:value-type="float" office:value="481">
            <text:p>481</text:p>
          </table:table-cell>
          <table:table-cell table:formula="of:=[.C67]/[.B67]" office:value-type="float" office:value="0.366057838660578">
            <text:p>0.3660578387</text:p>
          </table:table-cell>
        </table:table-row>
        <table:table-row table:style-name="ro1">
          <table:table-cell table:formula="of:=[.A67]+1" office:value-type="date" office:date-value="2012-07-06">
            <text:p>2012-07-06</text:p>
          </table:table-cell>
          <table:table-cell office:value-type="float" office:value="1100">
            <text:p>1100</text:p>
          </table:table-cell>
          <table:table-cell office:value-type="float" office:value="394">
            <text:p>394</text:p>
          </table:table-cell>
          <table:table-cell table:formula="of:=[.C68]/[.B68]" office:value-type="float" office:value="0.358181818181818">
            <text:p>0.3581818182</text:p>
          </table:table-cell>
        </table:table-row>
        <table:table-row table:style-name="ro1">
          <table:table-cell table:formula="of:=[.A68]+1" office:value-type="date" office:date-value="2012-07-07">
            <text:p>2012-07-07</text:p>
          </table:table-cell>
          <table:table-cell office:value-type="float" office:value="689">
            <text:p>689</text:p>
          </table:table-cell>
          <table:table-cell office:value-type="float" office:value="228">
            <text:p>228</text:p>
          </table:table-cell>
          <table:table-cell table:formula="of:=[.C69]/[.B69]" office:value-type="float" office:value="0.330914368650218">
            <text:p>0.3309143687</text:p>
          </table:table-cell>
        </table:table-row>
        <table:table-row table:style-name="ro1">
          <table:table-cell table:formula="of:=[.A69]+1" office:value-type="date" office:date-value="2012-07-08">
            <text:p>2012-07-08</text:p>
          </table:table-cell>
          <table:table-cell office:value-type="float" office:value="770">
            <text:p>770</text:p>
          </table:table-cell>
          <table:table-cell office:value-type="float" office:value="248">
            <text:p>248</text:p>
          </table:table-cell>
          <table:table-cell table:formula="of:=[.C70]/[.B70]" office:value-type="float" office:value="0.322077922077922">
            <text:p>0.3220779221</text:p>
          </table:table-cell>
        </table:table-row>
        <table:table-row table:style-name="ro1">
          <table:table-cell table:formula="of:=[.A70]+1" office:value-type="date" office:date-value="2012-07-09">
            <text:p>2012-07-09</text:p>
          </table:table-cell>
          <table:table-cell office:value-type="float" office:value="1856">
            <text:p>1856</text:p>
          </table:table-cell>
          <table:table-cell office:value-type="float" office:value="479">
            <text:p>479</text:p>
          </table:table-cell>
          <table:table-cell table:formula="of:=[.C71]/[.B71]" office:value-type="float" office:value="0.258081896551724">
            <text:p>0.2580818966</text:p>
          </table:table-cell>
        </table:table-row>
        <table:table-row table:style-name="ro1">
          <table:table-cell table:formula="of:=[.A71]+1" office:value-type="date" office:date-value="2012-07-10">
            <text:p>2012-07-10</text:p>
          </table:table-cell>
          <table:table-cell office:value-type="float" office:value="1962">
            <text:p>1962</text:p>
          </table:table-cell>
          <table:table-cell office:value-type="float" office:value="534">
            <text:p>534</text:p>
          </table:table-cell>
          <table:table-cell table:formula="of:=[.C72]/[.B72]" office:value-type="float" office:value="0.27217125382263">
            <text:p>0.2721712538</text:p>
          </table:table-cell>
        </table:table-row>
        <table:table-row table:style-name="ro1">
          <table:table-cell table:formula="of:=[.A72]+1" office:value-type="date" office:date-value="2012-07-11">
            <text:p>2012-07-11</text:p>
          </table:table-cell>
          <table:table-cell office:value-type="float" office:value="1365">
            <text:p>1365</text:p>
          </table:table-cell>
          <table:table-cell office:value-type="float" office:value="417">
            <text:p>417</text:p>
          </table:table-cell>
          <table:table-cell table:formula="of:=[.C73]/[.B73]" office:value-type="float" office:value="0.305494505494506">
            <text:p>0.3054945055</text:p>
          </table:table-cell>
        </table:table-row>
        <table:table-row table:style-name="ro1">
          <table:table-cell table:formula="of:=[.A73]+1" office:value-type="date" office:date-value="2012-07-12">
            <text:p>2012-07-12</text:p>
          </table:table-cell>
          <table:table-cell office:value-type="float" office:value="1454">
            <text:p>1454</text:p>
          </table:table-cell>
          <table:table-cell office:value-type="float" office:value="374">
            <text:p>374</text:p>
          </table:table-cell>
          <table:table-cell table:formula="of:=[.C74]/[.B74]" office:value-type="float" office:value="0.257221458046768">
            <text:p>0.257221458</text:p>
          </table:table-cell>
        </table:table-row>
        <table:table-row table:style-name="ro1">
          <table:table-cell table:formula="of:=[.A74]+1" office:value-type="date" office:date-value="2012-07-13">
            <text:p>2012-07-13</text:p>
          </table:table-cell>
          <table:table-cell office:value-type="float" office:value="1065">
            <text:p>1065</text:p>
          </table:table-cell>
          <table:table-cell office:value-type="float" office:value="333">
            <text:p>333</text:p>
          </table:table-cell>
          <table:table-cell table:formula="of:=[.C75]/[.B75]" office:value-type="float" office:value="0.312676056338028">
            <text:p>0.3126760563</text:p>
          </table:table-cell>
        </table:table-row>
        <table:table-row table:style-name="ro1">
          <table:table-cell table:formula="of:=[.A75]+1" office:value-type="date" office:date-value="2012-07-14">
            <text:p>2012-07-14</text:p>
          </table:table-cell>
          <table:table-cell office:value-type="float" office:value="921">
            <text:p>921</text:p>
          </table:table-cell>
          <table:table-cell office:value-type="float" office:value="329">
            <text:p>329</text:p>
          </table:table-cell>
          <table:table-cell table:formula="of:=[.C76]/[.B76]" office:value-type="float" office:value="0.357220412595005">
            <text:p>0.3572204126</text:p>
          </table:table-cell>
        </table:table-row>
        <table:table-row table:style-name="ro1">
          <table:table-cell table:formula="of:=[.A76]+1" office:value-type="date" office:date-value="2012-07-15">
            <text:p>2012-07-15</text:p>
          </table:table-cell>
          <table:table-cell office:value-type="float" office:value="666">
            <text:p>666</text:p>
          </table:table-cell>
          <table:table-cell office:value-type="float" office:value="272">
            <text:p>272</text:p>
          </table:table-cell>
          <table:table-cell table:formula="of:=[.C77]/[.B77]" office:value-type="float" office:value="0.408408408408408">
            <text:p>0.4084084084</text:p>
          </table:table-cell>
        </table:table-row>
        <table:table-row table:style-name="ro1">
          <table:table-cell table:formula="of:=[.A77]+1" office:value-type="date" office:date-value="2012-07-16">
            <text:p>2012-07-16</text:p>
          </table:table-cell>
          <table:table-cell office:value-type="float" office:value="1392">
            <text:p>1392</text:p>
          </table:table-cell>
          <table:table-cell office:value-type="float" office:value="428">
            <text:p>428</text:p>
          </table:table-cell>
          <table:table-cell table:formula="of:=[.C78]/[.B78]" office:value-type="float" office:value="0.307471264367816">
            <text:p>0.3074712644</text:p>
          </table:table-cell>
        </table:table-row>
        <table:table-row table:style-name="ro1">
          <table:table-cell table:formula="of:=[.A78]+1" office:value-type="date" office:date-value="2012-07-17">
            <text:p>2012-07-17</text:p>
          </table:table-cell>
          <table:table-cell office:value-type="float" office:value="1087">
            <text:p>1087</text:p>
          </table:table-cell>
          <table:table-cell office:value-type="float" office:value="322">
            <text:p>322</text:p>
          </table:table-cell>
          <table:table-cell table:formula="of:=[.C79]/[.B79]" office:value-type="float" office:value="0.296228150873965">
            <text:p>0.2962281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date>2012-07-17T18:44:43</dc:date>
    <meta:editing-duration>P0D</meta:editing-duration>
    <meta:editing-cycles>1</meta:editing-cycles>
    <meta:document-statistic meta:table-count="1" meta:cell-count="3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scatter" chart:style-name="ch1">
        <chart:plot-area chart:style-name="ch2" table:cell-range-address="Sheet1.B1:Sheet1.C79" chart:data-source-has-labels="row" svg:x="0.77cm" svg:y="0.855cm" svg:width="14.597cm" svg:height="7.553cm">
          <chartooo:coordinate-region svg:x="1.611cm" svg:y="1.049cm" svg:width="13.357cm" svg:height="6.72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79" chart:label-cell-address="Sheet1.C1:Sheet1.C1" chart:class="chart:scatter">
            <chart:domain table:cell-range-address="Sheet1.B2:Sheet1.B79"/>
            <chart:data-point chart:repeated="7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fec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6">
                <text:p>2476</text:p>
                <draw:g>
                  <svg:desc>Sheet1.B2:Sheet1.B79</svg:desc>
                </draw:g>
              </table:table-cell>
              <table:table-cell office:value-type="float" office:value="566">
                <text:p>566</text:p>
                <draw:g>
                  <svg:desc>Sheet1.C2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0">
                <text:p>193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2">
                <text:p>13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5">
                <text:p>98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">
                <text:p>107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8">
                <text:p>18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4">
                <text:p>171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9">
                <text:p>153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2">
                <text:p>139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2">
                <text:p>139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4">
                <text:p>7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1">
                <text:p>115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8">
                <text:p>147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9">
                <text:p>185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5">
                <text:p>188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8">
                <text:p>14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">
                <text:p>103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9">
                <text:p>73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4">
                <text:p>120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9">
                <text:p>134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4">
                <text:p>176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1">
                <text:p>18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3">
                <text:p>13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7">
                <text:p>127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6">
                <text:p>82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0">
                <text:p>10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3">
                <text:p>147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6">
                <text:p>176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9">
                <text:p>119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2">
                <text:p>141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7">
                <text:p>105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4">
                <text:p>8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1">
                <text:p>11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9">
                <text:p>158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2">
                <text:p>110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3">
                <text:p>108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5">
                <text:p>126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1">
                <text:p>12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5">
                <text:p>7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8">
                <text:p>14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0">
                <text:p>117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5">
                <text:p>119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0">
                <text:p>105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1">
                <text:p>52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5">
                <text:p>66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1">
                <text:p>11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9">
                <text:p>11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6">
                <text:p>115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0">
                <text:p>9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4">
                <text:p>106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">
                <text:p>6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1">
                <text:p>64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5">
                <text:p>130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4">
                <text:p>160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">
                <text:p>120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6">
                <text:p>10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7">
                <text:p>9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8">
                <text:p>5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0">
                <text:p>6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">
                <text:p>107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4">
                <text:p>126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4">
                <text:p>9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4">
                <text:p>131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0">
                <text:p>11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9">
                <text:p>68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0">
                <text:p>7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6">
                <text:p>185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2">
                <text:p>196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65">
                <text:p>136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4">
                <text:p>145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5">
                <text:p>106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1">
                <text:p>92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">
                <text:p>6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2">
                <text:p>139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7">
                <text:p>1087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8cm" xlink:href=".." xlink:type="simple" chart:class="chart:scatter" chart:style-name="ch1">
        <chart:plot-area chart:style-name="ch2" table:cell-range-address="Sheet1.A1:Sheet1.A79 Sheet1.D1:Sheet1.D79" chart:data-source-has-labels="row" svg:x="0.77cm" svg:y="0.855cm" svg:width="14.598cm" svg:height="7.553cm">
          <chartooo:coordinate-region svg:x="1.702cm" svg:y="1.05cm" svg:width="12.758cm" svg:height="6.72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9" chart:label-cell-address="Sheet1.D1:Sheet1.D1" chart:class="chart:scatter">
            <chart:domain table:cell-range-address="Sheet1.A2:Sheet1.A79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30">
                <text:p>41030</text:p>
                <draw:g>
                  <svg:desc>Sheet1.A2:Sheet1.A79</svg:desc>
                </draw:g>
              </table:table-cell>
              <table:table-cell office:value-type="float" office:value="0.22859450726979">
                <text:p>0.22859450726979</text:p>
                <draw:g>
                  <svg:desc>Sheet1.D2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31">
                <text:p>41031</text:p>
              </table:table-cell>
              <table:table-cell office:value-type="float" office:value="0.274093264248705">
                <text:p>0.274093264248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32">
                <text:p>41032</text:p>
              </table:table-cell>
              <table:table-cell office:value-type="float" office:value="0.253873063468266">
                <text:p>0.253873063468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33">
                <text:p>4103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34">
                <text:p>41034</text:p>
              </table:table-cell>
              <table:table-cell office:value-type="float" office:value="0.275126903553299">
                <text:p>0.275126903553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35">
                <text:p>41035</text:p>
              </table:table-cell>
              <table:table-cell office:value-type="float" office:value="0.29275092936803">
                <text:p>0.29275092936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36">
                <text:p>41036</text:p>
              </table:table-cell>
              <table:table-cell office:value-type="float" office:value="0.281078107810781">
                <text:p>0.281078107810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37">
                <text:p>41037</text:p>
              </table:table-cell>
              <table:table-cell office:value-type="float" office:value="0.282963827304551">
                <text:p>0.282963827304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38">
                <text:p>41038</text:p>
              </table:table-cell>
              <table:table-cell office:value-type="float" office:value="0.32033788174139">
                <text:p>0.3203378817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39">
                <text:p>41039</text:p>
              </table:table-cell>
              <table:table-cell office:value-type="float" office:value="0.326867816091954">
                <text:p>0.326867816091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40">
                <text:p>41040</text:p>
              </table:table-cell>
              <table:table-cell office:value-type="float" office:value="0.323994252873563">
                <text:p>0.323994252873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041">
                <text:p>4104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42">
                <text:p>41042</text:p>
              </table:table-cell>
              <table:table-cell office:value-type="float" office:value="0.297132927888792">
                <text:p>0.297132927888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43">
                <text:p>41043</text:p>
              </table:table-cell>
              <table:table-cell office:value-type="float" office:value="0.341677943166441">
                <text:p>0.341677943166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44">
                <text:p>41044</text:p>
              </table:table-cell>
              <table:table-cell office:value-type="float" office:value="0.321140398063475">
                <text:p>0.321140398063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45">
                <text:p>41045</text:p>
              </table:table-cell>
              <table:table-cell office:value-type="float" office:value="0.276923076923077">
                <text:p>0.276923076923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46">
                <text:p>41046</text:p>
              </table:table-cell>
              <table:table-cell office:value-type="float" office:value="0.33638928067701">
                <text:p>0.33638928067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47">
                <text:p>41047</text:p>
              </table:table-cell>
              <table:table-cell office:value-type="float" office:value="0.335596508244423">
                <text:p>0.335596508244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48">
                <text:p>41048</text:p>
              </table:table-cell>
              <table:table-cell office:value-type="float" office:value="0.399188092016238">
                <text:p>0.399188092016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49">
                <text:p>41049</text:p>
              </table:table-cell>
              <table:table-cell office:value-type="float" office:value="0.358803986710963">
                <text:p>0.358803986710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50">
                <text:p>41050</text:p>
              </table:table-cell>
              <table:table-cell office:value-type="float" office:value="0.429206819866568">
                <text:p>0.429206819866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51">
                <text:p>41051</text:p>
              </table:table-cell>
              <table:table-cell office:value-type="float" office:value="0.286281179138322">
                <text:p>0.286281179138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052">
                <text:p>41052</text:p>
              </table:table-cell>
              <table:table-cell office:value-type="float" office:value="0.287617990005552">
                <text:p>0.287617990005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53">
                <text:p>41053</text:p>
              </table:table-cell>
              <table:table-cell office:value-type="float" office:value="0.341964965727342">
                <text:p>0.341964965727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54">
                <text:p>41054</text:p>
              </table:table-cell>
              <table:table-cell office:value-type="float" office:value="0.364917776037588">
                <text:p>0.364917776037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055">
                <text:p>41055</text:p>
              </table:table-cell>
              <table:table-cell office:value-type="float" office:value="0.324455205811138">
                <text:p>0.324455205811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56">
                <text:p>41056</text:p>
              </table:table-cell>
              <table:table-cell office:value-type="float" office:value="0.304807692307692">
                <text:p>0.304807692307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057">
                <text:p>41057</text:p>
              </table:table-cell>
              <table:table-cell office:value-type="float" office:value="0.361846571622539">
                <text:p>0.361846571622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058">
                <text:p>41058</text:p>
              </table:table-cell>
              <table:table-cell office:value-type="float" office:value="0.307474518686297">
                <text:p>0.307474518686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059">
                <text:p>41059</text:p>
              </table:table-cell>
              <table:table-cell office:value-type="float" office:value="0.361968306922435">
                <text:p>0.361968306922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060">
                <text:p>41060</text:p>
              </table:table-cell>
              <table:table-cell office:value-type="float" office:value="0.300991501416431">
                <text:p>0.300991501416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61">
                <text:p>41061</text:p>
              </table:table-cell>
              <table:table-cell office:value-type="float" office:value="0.328287606433302">
                <text:p>0.328287606433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62">
                <text:p>41062</text:p>
              </table:table-cell>
              <table:table-cell office:value-type="float" office:value="0.329383886255924">
                <text:p>0.329383886255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63">
                <text:p>4106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64">
                <text:p>41064</text:p>
              </table:table-cell>
              <table:table-cell office:value-type="float" office:value="0.351793580868471">
                <text:p>0.351793580868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65">
                <text:p>41065</text:p>
              </table:table-cell>
              <table:table-cell office:value-type="float" office:value="0.37568058076225">
                <text:p>0.37568058076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66">
                <text:p>41066</text:p>
              </table:table-cell>
              <table:table-cell office:value-type="float" office:value="0.352723915050785">
                <text:p>0.352723915050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067">
                <text:p>41067</text:p>
              </table:table-cell>
              <table:table-cell office:value-type="float" office:value="0.383399209486166">
                <text:p>0.383399209486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068">
                <text:p>41068</text:p>
              </table:table-cell>
              <table:table-cell office:value-type="float" office:value="0.375304630381803">
                <text:p>0.375304630381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69">
                <text:p>41069</text:p>
              </table:table-cell>
              <table:table-cell office:value-type="float" office:value="0.417253521126761">
                <text:p>0.417253521126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70">
                <text:p>41070</text:p>
              </table:table-cell>
              <table:table-cell office:value-type="float" office:value="0.344370860927152">
                <text:p>0.344370860927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71">
                <text:p>41071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72">
                <text:p>41072</text:p>
              </table:table-cell>
              <table:table-cell office:value-type="float" office:value="0.32991452991453">
                <text:p>0.32991452991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73">
                <text:p>41073</text:p>
              </table:table-cell>
              <table:table-cell office:value-type="float" office:value="0.329707112970711">
                <text:p>0.329707112970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074">
                <text:p>41074</text:p>
              </table:table-cell>
              <table:table-cell office:value-type="float" office:value="0.355744680851064">
                <text:p>0.355744680851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075">
                <text:p>41075</text:p>
              </table:table-cell>
              <table:table-cell office:value-type="float" office:value="0.339047619047619">
                <text:p>0.3390476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076">
                <text:p>41076</text:p>
              </table:table-cell>
              <table:table-cell office:value-type="float" office:value="0.406909788867562">
                <text:p>0.406909788867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77">
                <text:p>41077</text:p>
              </table:table-cell>
              <table:table-cell office:value-type="float" office:value="0.324812030075188">
                <text:p>0.324812030075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078">
                <text:p>41078</text:p>
              </table:table-cell>
              <table:table-cell office:value-type="float" office:value="0.347523892267593">
                <text:p>0.347523892267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079">
                <text:p>41079</text:p>
              </table:table-cell>
              <table:table-cell office:value-type="float" office:value="0.345125107851596">
                <text:p>0.345125107851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80">
                <text:p>41080</text:p>
              </table:table-cell>
              <table:table-cell office:value-type="float" office:value="0.326124567474048">
                <text:p>0.326124567474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81">
                <text:p>41081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82">
                <text:p>41082</text:p>
              </table:table-cell>
              <table:table-cell office:value-type="float" office:value="0.327067669172932">
                <text:p>0.327067669172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83">
                <text:p>41083</text:p>
              </table:table-cell>
              <table:table-cell office:value-type="float" office:value="0.283048211508554">
                <text:p>0.283048211508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84">
                <text:p>41084</text:p>
              </table:table-cell>
              <table:table-cell office:value-type="float" office:value="0.329173166926677">
                <text:p>0.3291731669266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085">
                <text:p>41085</text:p>
              </table:table-cell>
              <table:table-cell office:value-type="float" office:value="0.467432950191571">
                <text:p>0.467432950191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086">
                <text:p>41086</text:p>
              </table:table-cell>
              <table:table-cell office:value-type="float" office:value="0.47568578553616">
                <text:p>0.47568578553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087">
                <text:p>41087</text:p>
              </table:table-cell>
              <table:table-cell office:value-type="float" office:value="0.370339685169843">
                <text:p>0.370339685169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088">
                <text:p>41088</text:p>
              </table:table-cell>
              <table:table-cell office:value-type="float" office:value="0.367729831144465">
                <text:p>0.367729831144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089">
                <text:p>41089</text:p>
              </table:table-cell>
              <table:table-cell office:value-type="float" office:value="0.355507088331516">
                <text:p>0.355507088331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090">
                <text:p>4109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091">
                <text:p>41091</text:p>
              </table:table-cell>
              <table:table-cell office:value-type="float" office:value="0.3234375">
                <text:p>0.323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92">
                <text:p>41092</text:p>
              </table:table-cell>
              <table:table-cell office:value-type="float" office:value="0.336422613531047">
                <text:p>0.336422613531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093">
                <text:p>41093</text:p>
              </table:table-cell>
              <table:table-cell office:value-type="float" office:value="0.306170886075949">
                <text:p>0.306170886075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94">
                <text:p>41094</text:p>
              </table:table-cell>
              <table:table-cell office:value-type="float" office:value="0.359307359307359">
                <text:p>0.359307359307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095">
                <text:p>41095</text:p>
              </table:table-cell>
              <table:table-cell office:value-type="float" office:value="0.366057838660578">
                <text:p>0.366057838660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96">
                <text:p>41096</text:p>
              </table:table-cell>
              <table:table-cell office:value-type="float" office:value="0.358181818181818">
                <text:p>0.358181818181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097">
                <text:p>41097</text:p>
              </table:table-cell>
              <table:table-cell office:value-type="float" office:value="0.330914368650218">
                <text:p>0.330914368650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098">
                <text:p>41098</text:p>
              </table:table-cell>
              <table:table-cell office:value-type="float" office:value="0.322077922077922">
                <text:p>0.322077922077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099">
                <text:p>41099</text:p>
              </table:table-cell>
              <table:table-cell office:value-type="float" office:value="0.258081896551724">
                <text:p>0.258081896551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100">
                <text:p>41100</text:p>
              </table:table-cell>
              <table:table-cell office:value-type="float" office:value="0.27217125382263">
                <text:p>0.27217125382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101">
                <text:p>41101</text:p>
              </table:table-cell>
              <table:table-cell office:value-type="float" office:value="0.305494505494506">
                <text:p>0.305494505494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02">
                <text:p>41102</text:p>
              </table:table-cell>
              <table:table-cell office:value-type="float" office:value="0.257221458046768">
                <text:p>0.257221458046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103">
                <text:p>41103</text:p>
              </table:table-cell>
              <table:table-cell office:value-type="float" office:value="0.312676056338028">
                <text:p>0.312676056338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104">
                <text:p>41104</text:p>
              </table:table-cell>
              <table:table-cell office:value-type="float" office:value="0.357220412595005">
                <text:p>0.357220412595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105">
                <text:p>41105</text:p>
              </table:table-cell>
              <table:table-cell office:value-type="float" office:value="0.408408408408408">
                <text:p>0.408408408408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106">
                <text:p>41106</text:p>
              </table:table-cell>
              <table:table-cell office:value-type="float" office:value="0.307471264367816">
                <text:p>0.307471264367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107">
                <text:p>41107</text:p>
              </table:table-cell>
              <table:table-cell office:value-type="float" office:value="0.296228150873965">
                <text:p>0.296228150873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